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Consolas1" svg:font-family="Consolas, Monaco, 'Lucida Console', monospace"/>
    <style:font-face style:name="Monaco" svg:font-family="Monaco, Consolas, 'Bitstream Vera Sans Mono', 'Courier New', Courier, monospace"/>
    <style:font-face style:name="Open Sans" svg:font-family="'Open Sans', Helvetica, Arial, Verdana, sans-serif"/>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Table1" style:family="table">
      <style:table-properties style:width="4.6611in" table:align="left"/>
    </style:style>
    <style:style style:name="Table1.A" style:family="table-column">
      <style:table-column-properties style:column-width="4.6611in"/>
    </style:style>
    <style:style style:name="Table1.A1" style:family="table-cell">
      <style:table-cell-properties style:vertical-align="middle" fo:padding="0in" fo:border="none"/>
    </style:style>
    <style:style style:name="Table2" style:family="table">
      <style:table-properties style:width="4.1653in" table:align="left"/>
    </style:style>
    <style:style style:name="Table2.A" style:family="table-column">
      <style:table-column-properties style:column-width="4.1653in"/>
    </style:style>
    <style:style style:name="Table2.A1" style:family="table-cell">
      <style:table-cell-properties style:vertical-align="middle" fo:padding="0in" fo:border="none"/>
    </style:style>
    <style:style style:name="Table3" style:family="table">
      <style:table-properties style:width="6.6771in" table:align="left"/>
    </style:style>
    <style:style style:name="Table3.A" style:family="table-column">
      <style:table-column-properties style:column-width="6.6771in"/>
    </style:style>
    <style:style style:name="Table3.A1" style:family="table-cell">
      <style:table-cell-properties style:vertical-align="middle" fo:padding="0in" fo:border="none"/>
    </style:style>
    <style:style style:name="Table7" style:family="table">
      <style:table-properties style:width="5.9042in" table:align="left"/>
    </style:style>
    <style:style style:name="Table7.A" style:family="table-column">
      <style:table-column-properties style:column-width="5.9042in"/>
    </style:style>
    <style:style style:name="Table7.A1" style:family="table-cell">
      <style:table-cell-properties style:vertical-align="middle" fo:padding="0in"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size="14pt" fo:font-weight="bold" style:font-size-asian="14pt" style:font-weight-asian="bold" style:font-size-complex="14pt" style:font-weight-complex="bold"/>
    </style:style>
    <style:style style:name="P3" style:family="paragraph" style:parent-style-name="Standard">
      <style:text-properties style:font-name="Times New Roman1"/>
    </style:style>
    <style:style style:name="P4" style:family="paragraph" style:parent-style-name="Standard">
      <style:text-properties style:font-name="Times New Roman1" fo:font-size="14pt" fo:font-weight="bold" style:font-size-asian="14pt" style:font-weight-asian="bold" style:font-size-complex="14pt" style:font-weight-complex="bold"/>
    </style:style>
    <style:style style:name="P5" style:family="paragraph" style:parent-style-name="Standard">
      <style:text-properties style:font-name="Monospace" fo:font-size="10pt" style:font-name-asian="Monospace" style:font-size-asian="10pt" style:font-name-complex="Monospac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paragraph-properties fo:margin-left="0in" fo:margin-right="0in" fo:margin-top="0in" fo:margin-bottom="0in" fo:line-height="171%" fo:text-align="justify" style:justify-single-word="false" fo:text-indent="0in" style:auto-text-indent="false" fo:padding="0in" fo:border="none"/>
      <style:text-properties fo:font-variant="normal" fo:text-transform="none" fo:color="#019c50" style:text-line-through-style="none" fo:letter-spacing="normal" style:text-underline-style="none" style:text-blinking="false"/>
    </style:style>
    <style:style style:name="P11" style:family="paragraph" style:parent-style-name="Standard">
      <style:text-properties style:font-name="Times new Roman"/>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style:font-name="Times New Roman1"/>
    </style:style>
    <style:style style:name="P14" style:family="paragraph" style:parent-style-name="Standard">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15" style:family="paragraph" style:parent-style-name="Standard">
      <style:text-properties style:font-name="Times New Roman1"/>
    </style:style>
    <style:style style:name="P16" style:family="paragraph" style:parent-style-name="Standard">
      <style:text-properties style:font-name="Times New Roman1" fo:font-size="14pt" fo:font-weight="bold" style:font-size-asian="14pt" style:font-weight-asian="bold" style:font-size-complex="14pt" style:font-weight-complex="bold"/>
    </style:style>
    <style:style style:name="P17" style:family="paragraph" style:parent-style-name="Text_20_body">
      <style:paragraph-properties fo:margin-left="0in" fo:margin-right="0in" fo:margin-top="0in" fo:margin-bottom="0in" fo:line-height="171%" fo:text-align="justify" style:justify-single-word="false" fo:text-indent="0in" style:auto-text-indent="false" fo:padding="0in" fo:border="none"/>
      <style:text-properties fo:font-variant="normal" fo:text-transform="none" fo:color="#019c50" style:text-line-through-style="none" fo:letter-spacing="normal" style:text-underline-style="none" style:text-blinking="false"/>
    </style:style>
    <style:style style:name="P18" style:family="paragraph" style:parent-style-name="Text_20_body">
      <style:paragraph-properties fo:margin-left="0in" fo:margin-right="0in" fo:margin-top="0in" fo:margin-bottom="0.052in" fo:line-height="171%" fo:text-align="justify" style:justify-single-word="false" fo:text-indent="0in" style:auto-text-indent="false" fo:padding="0in" fo:border="none"/>
      <style:text-properties fo:font-variant="normal" fo:text-transform="none" fo:color="#000000" style:font-name="Open Sans" fo:font-size="9.75pt" fo:letter-spacing="normal" fo:font-style="normal" fo:font-weight="normal"/>
    </style:style>
    <style:style style:name="T1"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2"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3" style:family="text">
      <style:text-properties style:font-name="Times new Roman"/>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style:font-name="Times New Roman1"/>
    </style:style>
    <style:style style:name="T8" style:family="text">
      <style:text-properties style:font-name="Times New Roman1" fo:font-size="14pt" style:font-size-asian="14pt" style:font-size-complex="14pt"/>
    </style:style>
    <style:style style:name="T9" style:family="text">
      <style:text-properties fo:color="#7f0055" fo:font-weight="bold" style:font-weight-asian="bold" style:font-weight-complex="bold"/>
    </style:style>
    <style:style style:name="T10"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2a00ff"/>
    </style:style>
    <style:style style:name="T14" style:family="text">
      <style:text-properties fo:font-weight="normal" style:font-weight-asian="normal" style:font-weight-complex="normal"/>
    </style:style>
    <style:style style:name="T15" style:family="text">
      <style:text-properties style:font-name="Times New Roman1"/>
    </style:style>
    <style:style style:name="T16" style:family="text">
      <style:text-properties style:font-name="Times New Roman1" fo:font-weight="bold" style:font-weight-asian="bold" style:font-weight-complex="bold"/>
    </style:style>
    <style:style style:name="fr1"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ked List | Set 1 (Introduction)</text:p>
      <text:p text:style-name="P1">Like arrays, Linked List is a linear data structure. Unlike arrays, linked list elements are not stored at contiguous location; the elements are linked using pointers.<text:bookmark text:name="more-2737"/></text:p>
      <text:p text:style-name="P1"><draw:a xlink:type="simple" xlink:href="http://quiz.geeksforgeeks.org/wp-content/uploads/2013/03/Linkedlist.png"><draw:frame draw:style-name="fr1" draw:name="graphics1" text:anchor-type="as-char" svg:width="5.2291in" svg:height="0.6043in" draw:z-index="0"><draw:image xlink:href="http://quiz.geeksforgeeks.org/wp-content/uploads/2013/03/Linkedlist.png" xlink:type="simple" xlink:show="embed" xlink:actuate="onLoad"/><svg:title>linkedlist</svg:title></draw:frame></draw:a></text:p>
      <text:p text:style-name="Standard"><text:span text:style-name="Strong_20_Emphasis"><text:span text:style-name="T3">Why Linked List?</text:span></text:span><text:span text:style-name="T3"><text:line-break/>Arrays can be used to store linear data of similar types, but arrays have following limitations.<text:line-break/></text:span><text:span text:style-name="Strong_20_Emphasis"><text:span text:style-name="T3">1)</text:span></text:span><text:span text:style-name="T3"> The size of the arrays is fixed: So we must know the upper limit on the number of elements in advance. Also, generally, the allocated memory is equal to the upper limit irrespective of the usage.<text:line-break/></text:span><text:span text:style-name="Strong_20_Emphasis"><text:span text:style-name="T3">2)</text:span></text:span><text:span text:style-name="T3"> Inserting a new element in an array of elements is expensive, because room has to be created for the new elements and to create room existing elements have to shifted.</text:span></text:p>
      <text:p text:style-name="P1">For example, in a system if we maintain a sorted list of IDs in an array id[].</text:p>
      <text:p text:style-name="P1">id[] = [1000, 1010, 1050, 2000, 2040].</text:p>
      <text:p text:style-name="P1">And if we want to insert a new ID 1005, then to maintain the sorted order, we have to move all the elements after 1000 (excluding 1000).<text:line-break/>Deletion is also expensive with arrays until unless some special techniques are used. For example, to delete 1010 in id[], everything after 1010 has to be moved.</text:p>
      <text:p text:style-name="Standard"><text:span text:style-name="Strong_20_Emphasis"><text:span text:style-name="T3">Advantages over arrays</text:span></text:span><text:span text:style-name="T3"><text:line-break/></text:span><text:span text:style-name="Strong_20_Emphasis"><text:span text:style-name="T3">1)</text:span></text:span><text:span text:style-name="T3"> Dynamic size<text:line-break/></text:span><text:span text:style-name="Strong_20_Emphasis"><text:span text:style-name="T3">2)</text:span></text:span><text:span text:style-name="T3"> Ease of insertion/deletion</text:span></text:p>
      <text:p text:style-name="Standard"><text:span text:style-name="Strong_20_Emphasis"><text:span text:style-name="T3">Drawbacks:</text:span></text:span><text:span text:style-name="T3"><text:line-break/></text:span><text:span text:style-name="Strong_20_Emphasis"><text:span text:style-name="T3">1)</text:span></text:span><text:span text:style-name="T3"> Random access is not allowed. We have to access elements sequentially starting from the first node. So we cannot do binary search with linked lists.<text:line-break/></text:span><text:span text:style-name="Strong_20_Emphasis"><text:span text:style-name="T3">2)</text:span></text:span><text:span text:style-name="T3"> Extra memory space for a pointer is required with each element of the list.</text:span></text:p>
      <text:p text:style-name="P1"/>
      <text:p text:style-name="Standard"><text:span text:style-name="Strong_20_Emphasis"><text:span text:style-name="T3">Representation :</text:span></text:span><text:span text:style-name="T3"><text:line-break/>A linked list is represented by a pointer to the first node of the linked list. The first node is called head. If the linked list is empty, then value of head is NULL.<text:line-break/>Each node in a list consists of at least two parts:<text:line-break/>1) data<text:line-break/>2) pointer to the next node<text:line-break/></text:span></text:p>
      <text:p text:style-name="P7">Linked List vs Array</text:p>
      <text:p text:style-name="Standard">Both Arrays and <text:a xlink:type="simple" xlink:href="http://en.wikipedia.org/wiki/Linked_list">Linked List</text:a> can be used to store linear data of similar types, but they both have some advantages and disadvantages over each other.<text:bookmark text:name="more-10245"/></text:p>
      <text:p text:style-name="Standard">Following are the points in favour of Linked Lists.</text:p>
      <text:p text:style-name="Standard">(1) The size of the arrays is fixed: So we must know the upper limit on the number of elements in advance. Also, generally, the allocated memory is equal to the upper limit irrespective of the usage, and in practical uses, upper limit is rarely reached.</text:p>
      <text:p text:style-name="Standard">(2) Inserting a new element in an array of elements is expensive, because room has to be created for the new elements and to create room existing elements have to shifted.</text:p>
      <text:p text:style-name="Standard">For example, suppose we maintain a sorted list of IDs in an array id[].</text:p>
      <text:p text:style-name="Standard">id[] = [1000, 1010, 1050, 2000, 2040, …..].</text:p>
      <text:p text:style-name="Standard">And if we want to insert a new ID 1005, then to maintain the sorted order, we have to move all the elements after 1000 (excluding 1000).</text:p>
      <text:p text:style-name="Standard">Deletion is also expensive with arrays until unless some special techniques are used. For example, to delete 1010 in id[], everything after 1010 has to be moved.</text:p>
      <text:p text:style-name="Standard">So Linked list provides following two advantages over arrays<text:line-break/>1) Dynamic size<text:line-break/><text:soft-page-break/>2) Ease of insertion/deletion</text:p>
      <text:p text:style-name="Standard">Linked lists have following drawbacks:<text:line-break/>1) Random access is not allowed. We have to access elements sequentially starting from the first node. So we cannot do binary search with linked lists.<text:line-break/>2) Extra memory space for a pointer is required with each element of the list.<text:line-break/>3) Arrays have better cache locality that can make a pretty big difference in performance.</text:p>
      <text:p text:style-name="P3"/>
      <text:p text:style-name="P4">Linked List | Set 2 (Inserting a node)</text:p>
      <text:p text:style-name="Standard"><text:span text:style-name="T7">We have introduced Linked Lists in the </text:span><text:a xlink:type="simple" xlink:href="http://quiz.geeksforgeeks.org/linked-list-set-1-introduction/" office:target-frame-name="_blank" xlink:show="new"><text:span text:style-name="T7">previous post</text:span></text:a><text:span text:style-name="T7">. We also created a simple linked list with 3 nodes and discussed linked list traversal.</text:span><text:bookmark text:name="more-2740"/></text:p>
      <text:p text:style-name="P3">All programs discussed in this post consider following representations of linked list .</text:p>
      <text:p text:style-name="P3"/>
      <text:p text:style-name="Standard"><text:span text:style-name="T7">In this post, methods to insert a new node in linked list are discussed. A node can be added in three ways<text:line-break/></text:span><text:span text:style-name="Strong_20_Emphasis"><text:span text:style-name="T7">1)</text:span></text:span><text:span text:style-name="T7"> At the front of the linked list<text:line-break/></text:span><text:span text:style-name="Strong_20_Emphasis"><text:span text:style-name="T7">2) </text:span></text:span><text:span text:style-name="T7">After a given node.<text:line-break/></text:span><text:span text:style-name="Strong_20_Emphasis"><text:span text:style-name="T7">3)</text:span></text:span><text:span text:style-name="T7"> At the end of the linked list.</text:span></text:p>
      <text:p text:style-name="Standard"><text:span text:style-name="Strong_20_Emphasis"><text:span text:style-name="T7">Add a node at the front: (A 4 steps process)</text:span></text:span><text:span text:style-name="T7"><text:line-break/>The new node is always added before the head of the given Linked List. And newly added node becomes the new head of the Linked List. For example if the given Linked List is 10-&gt;15-&gt;20-&gt;25 and we add an item 5 at the front, then the Linked List becomes 5-&gt;10-&gt;15-&gt;20-&gt;25. Let us call the function that adds at the front of the list is push(). The push() must receive a pointer to the head pointer, because push must change the head pointer to point to the new node (See </text:span><text:a xlink:type="simple" xlink:href="http://www.geeksforgeeks.org/how-to-write-functions-that-modify-the-head-pointer-of-a-linked-list/" office:target-frame-name="_blank" xlink:show="new"><text:span text:style-name="T7">this</text:span></text:a><text:span text:style-name="T7">)<text:line-break/></text:span><text:span text:style-name="T7"><draw:a xlink:type="simple" xlink:href="http://quiz.geeksforgeeks.org/wp-content/uploads/2013/03/Linkedlist_insert_at_start.png"><draw:frame draw:style-name="fr1" draw:name="graphics2" text:anchor-type="as-char" svg:width="6.5654in" svg:height="2.8638in" draw:z-index="1"><draw:image xlink:href="http://quiz.geeksforgeeks.org/wp-content/uploads/2013/03/Linkedlist_insert_at_start.png" xlink:type="simple" xlink:show="embed" xlink:actuate="onLoad"/><svg:title>linkedlist_insert_at_start</svg:title></draw:frame></draw:a></text:span></text:p>
      <text:p text:style-name="P3"/>
      <text:p text:style-name="P3"/>
      <text:p text:style-name="Standard">public void addAtFront(final Node node) {</text:p>
      <text:p text:style-name="Standard"><text:tab/><text:tab/>if (null == head) {</text:p>
      <text:p text:style-name="Standard"><text:tab/><text:tab/><text:tab/>head = node;</text:p>
      <text:p text:style-name="Standard"><text:tab/><text:tab/>}</text:p>
      <text:p text:style-name="Standard"><text:tab/><text:tab/>node.next = head;</text:p>
      <text:p text:style-name="Standard"><text:tab/><text:tab/>head = node;</text:p>
      <text:p text:style-name="Standard">}<text:span text:style-name="T7"><text:line-break/>Time complexity of push() is O(1) as it does constant amount of work.</text:span></text:p>
      <text:p text:style-name="Standard"><text:span text:style-name="Strong_20_Emphasis"><text:span text:style-name="T7"/></text:span></text:p>
      <text:p text:style-name="Standard"><text:span text:style-name="Strong_20_Emphasis"><text:span text:style-name="T7">Add a node after a given node: (5 steps process)</text:span></text:span><text:span text:style-name="T7"><text:line-break/>We are given pointer to a node, and the new node is inserted after the given node.</text:span></text:p>
      <text:p text:style-name="P3"><text:soft-page-break/><draw:a xlink:type="simple" xlink:href="http://quiz.geeksforgeeks.org/wp-content/uploads/2013/03/Linkedlist_insert_middle.png"><draw:frame draw:style-name="fr1" draw:name="graphics3" text:anchor-type="as-char" svg:width="6.5862in" svg:height="2.8646in" draw:z-index="2"><draw:image xlink:href="http://quiz.geeksforgeeks.org/wp-content/uploads/2013/03/Linkedlist_insert_middle.png" xlink:type="simple" xlink:show="embed" xlink:actuate="onLoad"/><svg:title>linkedlist_insert_middle</svg:title></draw:frame></draw:a></text:p>
      <text:p text:style-name="P3"/>
      <text:p text:style-name="Standard">public void insertAfter(final Node existingNode, Node newNode) {</text:p>
      <text:p text:style-name="Standard"><text:tab/><text:tab/>if (null == existingNode || null == newNode) {</text:p>
      <text:p text:style-name="Standard"><text:tab/><text:tab/><text:tab/>System.out.print("Error in insertAfter(");</text:p>
      <text:p text:style-name="Standard"><text:tab/><text:tab/><text:tab/>return;</text:p>
      <text:p text:style-name="Standard"><text:tab/><text:tab/>}</text:p>
      <text:p text:style-name="Standard"><text:tab/><text:tab/>newNode.next = existingNode.next;</text:p>
      <text:p text:style-name="Standard"><text:tab/><text:tab/>existingNode.next = newNode;</text:p>
      <text:p text:style-name="Standard">}</text:p>
      <text:p text:style-name="P3"><text:line-break/>Time complexity of insertAfter() is O(1) as it does constant amount of work.</text:p>
      <text:p text:style-name="P3"/>
      <text:p text:style-name="P3"/>
      <text:p text:style-name="Standard"><text:span text:style-name="Strong_20_Emphasis"><text:span text:style-name="T8">Add a node at the end: (6 steps process)</text:span></text:span><text:span text:style-name="T7"><text:line-break/>The new node is always added after the last node of the given Linked List. For example if the given Linked List is 5-&gt;10-&gt;15-&gt;20-&gt;25 and we add an item 30 at the end, then the Linked List becomes 5-&gt;10-&gt;15-&gt;20-&gt;25-&gt;30.<text:line-break/>Since a Linked List is typically represented by the head of it, we have to traverse the list till end and then change the next of last node to new node.</text:span></text:p>
      <text:p text:style-name="P3"><draw:a xlink:type="simple" xlink:href="http://quiz.geeksforgeeks.org/wp-content/uploads/2013/03/Linkedlist_insert_last.png"><draw:frame draw:style-name="fr1" draw:name="graphics4" text:anchor-type="as-char" svg:width="6.5756in" svg:height="2.6256in" draw:z-index="3"><draw:image xlink:href="http://quiz.geeksforgeeks.org/wp-content/uploads/2013/03/Linkedlist_insert_last.png" xlink:type="simple" xlink:show="embed" xlink:actuate="onLoad"/><svg:title>linkedlist_insert_last</svg:title></draw:frame></draw:a></text:p>
      <text:p text:style-name="P14"/>
      <text:p text:style-name="P14"/>
      <text:p text:style-name="P14"><text:soft-page-break/></text:p>
      <text:p text:style-name="P14"/>
      <text:p text:style-name="P5"><text:span text:style-name="T9">public</text:span><text:span text:style-name="T4"> </text:span><text:span text:style-name="T9">void</text:span><text:span text:style-name="T4"> insertAtEnd(Node node) {</text:span></text:p>
      <text:p text:style-name="P8"><text:span text:style-name="T4"><text:tab/><text:tab/>Node currentNode = </text:span><text:span text:style-name="T11">head</text:span><text:span text:style-name="T4">;</text:span></text:p>
      <text:p text:style-name="P8"><text:span text:style-name="T4"><text:tab/><text:tab/></text:span><text:span text:style-name="T9">while</text:span><text:span text:style-name="T4"> (currentNode.getNext() != </text:span><text:span text:style-name="T9">null</text:span><text:span text:style-name="T4">) {</text:span></text:p>
      <text:p text:style-name="P9"><text:tab/><text:tab/><text:tab/>currentNode = currentNode.getNext();</text:p>
      <text:p text:style-name="P9"><text:tab/><text:tab/>}</text:p>
      <text:p text:style-name="P8"><text:span text:style-name="T4"><text:tab/><text:tab/>currentNode.</text:span><text:span text:style-name="T11">next</text:span><text:span text:style-name="T4"> = node;</text:span></text:p>
      <text:p text:style-name="P9">}</text:p>
      <text:p text:style-name="P3"><text:line-break/>Time complexity of append is O(n) where n is the number of nodes in linked list. Since there is a loop from head to end, the function does O(n) work.<text:line-break/>This method can also be optimized to work in O(1) by keeping an extra pointer to tail of linked list</text:p>
      <text:p text:style-name="P3"/>
      <text:p text:style-name="Standard">public void test() {</text:p>
      <text:p text:style-name="P6"><text:tab/><text:tab/>Node headNode = new Node(0);</text:p>
      <text:p text:style-name="P6"><text:tab/><text:tab/>Node node1 = new Node(1);</text:p>
      <text:p text:style-name="P6"><text:tab/><text:tab/>Node node2 = new Node(2);</text:p>
      <text:p text:style-name="P6"><text:tab/><text:tab/>Node node3 = new Node(3);</text:p>
      <text:p text:style-name="P6"><text:tab/><text:tab/>head = headNode;</text:p>
      <text:p text:style-name="P6"/>
      <text:p text:style-name="P6"><text:tab/><text:tab/>head.next = node1;</text:p>
      <text:p text:style-name="P6"><text:tab/><text:tab/>node1.next = node2;</text:p>
      <text:p text:style-name="P6"><text:tab/><text:tab/>node2.next = node3;</text:p>
      <text:p text:style-name="P6"><text:tab/><text:tab/>node3.next = null;</text:p>
      <text:p text:style-name="P6"/>
      <text:p text:style-name="P6"><text:tab/><text:tab/>System.out.println("" + this);</text:p>
      <text:p text:style-name="P6"/>
      <text:p text:style-name="P6"><text:tab/><text:tab/>Node addAtFrontNode = new Node(-1);</text:p>
      <text:p text:style-name="P6"><text:tab/><text:tab/>addAtFront(addAtFrontNode);</text:p>
      <text:p text:style-name="P6"><text:tab/><text:tab/>System.out.println("" + this);</text:p>
      <text:p text:style-name="P6"/>
      <text:p text:style-name="P6"><text:tab/><text:tab/>Node insertAfterNode = new Node(2.5);</text:p>
      <text:p text:style-name="P6"><text:tab/><text:tab/>insertAfter(node2, insertAfterNode);</text:p>
      <text:p text:style-name="P6"><text:tab/><text:tab/>System.out.println("" + this);</text:p>
      <text:p text:style-name="P6"/>
      <text:p text:style-name="P6"><text:tab/><text:tab/>Node insertAtEndNode = new Node(4);</text:p>
      <text:p text:style-name="P6"><text:tab/><text:tab/>insertAtEnd(insertAtEndNode);</text:p>
      <text:p text:style-name="P6"><text:tab/><text:tab/>System.out.println("" + this);</text:p>
      <text:p text:style-name="Standard">}</text:p>
      <text:p text:style-name="Standard"/>
      <text:p text:style-name="P7">Linked List | Set 3 (Deleting a node)</text:p>
      <text:p text:style-name="Standard">Let us formulate the problem statement to understand the deletion process. <text:span text:style-name="Emphasis">Given a ‘key’, delete the first occurrence of this key in linked list</text:span>.<text:line-break/></text:p>
      <text:p text:style-name="Standard">To delete a node from linked list, we need to do following steps.<text:line-break/>1) Find previous node of the node to be deleted.<text:line-break/>2) Changed next of previous node.<text:line-break/>3) Free memory for the node to be deleted.</text:p>
      <text:p text:style-name="P10"><text:soft-page-break/><draw:a xlink:type="simple" xlink:href="http://quiz.geeksforgeeks.org/wp-content/uploads/2014/05/Linkedlist_deletion.png"><draw:frame draw:style-name="fr1" draw:name="graphics5" text:anchor-type="as-char" svg:width="6.5965in" svg:height="1.9807in" draw:z-index="4"><draw:image xlink:href="http://quiz.geeksforgeeks.org/wp-content/uploads/2014/05/Linkedlist_deletion.png" xlink:type="simple" xlink:show="embed" xlink:actuate="onLoad"/></draw:frame></draw:a></text:p>
      <text:p text:style-name="Standard">public void deleteNode(final Node node) {</text:p>
      <text:p text:style-name="Standard"><text:tab/><text:tab/>if (head == null) {</text:p>
      <text:p text:style-name="Standard"><text:tab/><text:tab/><text:tab/>System.out.println("Error ,List is empty");</text:p>
      <text:p text:style-name="Standard"><text:tab/><text:tab/>}</text:p>
      <text:p text:style-name="Standard"><text:tab/><text:tab/>Node previousNode = null;</text:p>
      <text:p text:style-name="Standard"><text:tab/><text:tab/>Node current = head;</text:p>
      <text:p text:style-name="Standard"><text:tab/><text:tab/>while (current.next != null &amp;&amp; current.data != node.data) {</text:p>
      <text:p text:style-name="Standard"><text:tab/><text:tab/><text:tab/>previousNode = current;</text:p>
      <text:p text:style-name="Standard"><text:tab/><text:tab/><text:tab/>current = current.next;</text:p>
      <text:p text:style-name="Standard"><text:tab/><text:tab/>}</text:p>
      <text:p text:style-name="Standard"><text:tab/><text:tab/>previousNode.next = node.next;</text:p>
      <text:p text:style-name="Standard">}</text:p>
      <text:p text:style-name="Standard"/>
      <text:p text:style-name="P7">A Programmer’s approach of looking at Array vs. Linked List</text:p>
      <text:p text:style-name="P3">In general, array is considered a data structure for which size is fixed at the compile time and array memory is allocated either from Data section (e.g. global array) or Stack section (e.g. local array). <text:bookmark text:name="more-12813"/><text:line-break/>Similarly, linked list is considered a data structure for which size is not fixed and memory is allocated from Heap section (e.g. using malloc() etc.) as and when needed. In this sense, array is taken as a static data structure (residing in Data or Stack section) while linked list is taken as a dynamic data structure (residing in Heap section). Memory representation of array and linked list can be visualized as follows:</text:p>
      <text:p text:style-name="P3">An array of 4 elements (integer type) which have been initialized with 1, 2, 3 and 4. Suppose, these elements are allocated at memory addresses 0x100, 0x104, 0x08 and 0x10B respectively.</text:p>
      <text:p text:style-name="P3">[(1)] <text:s text:c="6"/>[(2)] <text:s text:c="5"/>[(3)] <text:s text:c="5"/>[(4)]</text:p>
      <text:p text:style-name="P3">0x100 <text:s text:c="6"/>0x104 <text:s text:c="5"/>0x108 <text:s text:c="5"/>0x10B</text:p>
      <text:p text:style-name="P3">A linked list with 4 nodes where each node has integer as data and these data are initialized with 1, 2, 3 and 4. Suppose, these nodes are allocated via malloc() and memory allocated for them is 0x200, 0x308, 0x404 and 0x20B respectively.</text:p>
      <text:p text:style-name="P3">[(1), 0x308] <text:s text:c="4"/>[(2),0x404] <text:s text:c="5"/>[(3),0x20B] <text:s text:c="6"/>[(4),NULL] <text:s/></text:p>
      <text:p text:style-name="P3"><text:s text:c="2"/>0x200 <text:s text:c="11"/>0x308 <text:s text:c="11"/>0x404 <text:s text:c="13"/>0x20B <text:s/></text:p>
      <text:p text:style-name="P3">Anyone with even little understanding of array and linked-list might not be interested in the above explanation. I mean, it is well know that the array elements are allocated memory in sequence i.e. contiguous memory while nodes of a linked list are non-contiguous in memory. Though it sounds trivial yet this the most important difference between array and linked list. It should be noted that due to this contiguous versus non-contiguous memory, array and linked list are different. In fact, this difference is what makes array vs. linked list! In the following sections, we will try to explore on this very idea further.</text:p>
      <text:p text:style-name="P3">Since elements of array are contiguous in memory, we can access any element randomly using index e.g. intArr[3] will access directly fourth element of the array. (For newbies, array indexing start from 0 and that’s why fourth element is indexed with 3). Also, due to contiguous memory for <text:soft-page-break/>successive elements in array, no extra information is needed to be stored in individual elements i.e. no overhead of metadata in arrays. Contrary to this, linked list nodes are non-contiguous in memory. It means that we need some mechanism to traverse or access linked list nodes. To achieve this, each node stores the location of next node and this forms the basis of the link from one node to next node. Therefore, it’s called Linked list. Though storing the location of next node is overhead in linked list but it’s required. Typically, we see linked list node declaration as follows:</text:p>
      <text:section text:style-name="Sect1" text:name="highlighter_6968">
        <table:table table:name="Table1" table:style-name="Table1">
          <table:table-column table:style-name="Table1.A"/>
          <table:table-row>
            <table:table-cell table:style-name="Table1.A1" office:value-type="string">
              <text:p text:style-name="Standard"><text:span text:style-name="Source_20_Text"><text:span text:style-name="T7">struct</text:span></text:span><text:span text:style-name="T7"> </text:span><text:span text:style-name="Source_20_Text"><text:span text:style-name="T7">llNode</text:span></text:span></text:p>
              <text:p text:style-name="Standard"><text:span text:style-name="Source_20_Text"><text:span text:style-name="T7">{</text:span></text:span></text:p>
              <text:p text:style-name="Standard"><text:span text:style-name="Source_20_Text"><text:span text:style-name="T7">  int</text:span></text:span><text:span text:style-name="T7"> </text:span><text:span text:style-name="Source_20_Text"><text:span text:style-name="T7">dataInt;</text:span></text:span></text:p>
              <text:p text:style-name="P3"> </text:p>
              <text:p text:style-name="Standard"><text:span text:style-name="Source_20_Text"><text:span text:style-name="T7">  /* nextNode is the pointer to next node in linked list*/</text:span></text:span></text:p>
              <text:p text:style-name="Standard"><text:span text:style-name="Source_20_Text"><text:span text:style-name="T7">  struct</text:span></text:span><text:span text:style-name="T7"> </text:span><text:span text:style-name="Source_20_Text"><text:span text:style-name="T7">llNode * nextNode;    </text:span></text:span></text:p>
              <text:p text:style-name="Standard"><text:span text:style-name="Source_20_Text"><text:span text:style-name="T7">};</text:span></text:span></text:p>
            </table:table-cell>
          </table:table-row>
        </table:table>
      </text:section>
      <text:p text:style-name="P3">So array elements are contiguous in memory and therefore not requiring any metadata. And linked list nodes are non-contiguous in memory thereby requiring metadata in the form of location of next node. Apart from this difference, we can see that array could have several unused elements because memory has already been allocated. But linked list will have only the required no. of data items. All the above information about array and linked list has been mentioned in several textbooks though in different ways.</text:p>
      <text:p text:style-name="P3">What if we need to allocate array memory from Heap section (i.e. at run time) and linked list memory from Data/Stack section. First of all, is it possible? Before that, one might ask why would someone need to do this? Now, I hope that the remaining article would make you rethink about the idea of array vs. linked-list </text:p>
      <text:p text:style-name="P3">Now consider the case when we need to store certain data in array (because array has the property of random access due to contiguous memory) but we don’t know the total size apriori. One possibility is to allocate memory of this array from Heap at run time. For example, as follows:</text:p>
      <text:p text:style-name="P3">/*At run-time, suppose we know the required size for integer array (e.g. input size from user). Say, the array size is stored in variable arrSize. Allocate this array from Heap as follows*/</text:p>
      <text:section text:style-name="Sect1" text:name="highlighter_311555">
        <table:table table:name="Table2" table:style-name="Table2">
          <table:table-column table:style-name="Table2.A"/>
          <table:table-row>
            <table:table-cell table:style-name="Table2.A1" office:value-type="string">
              <text:p text:style-name="Standard"><text:span text:style-name="Source_20_Text"><text:span text:style-name="T7">int</text:span></text:span><text:span text:style-name="T7"> </text:span><text:span text:style-name="Source_20_Text"><text:span text:style-name="T7">* dynArr = (int</text:span></text:span><text:span text:style-name="T7"> </text:span><text:span text:style-name="Source_20_Text"><text:span text:style-name="T7">*)malloc(sizeof(int)*arrSize);</text:span></text:span></text:p>
            </table:table-cell>
          </table:table-row>
        </table:table>
      </text:section>
      <text:p text:style-name="P3">Though the memory of this array is allocated from Heap, the elements can still be accessed via index mechanism e.g. dynArr[i]. Basically, based on the programming problem, we have combined one benefit of array (i.e. random access of elements) and one benefit of linked list (i.e. delaying the memory allocation till run time and allocating memory from Heap). Another advantage of having this type of dynamic array is that, this method of allocating array from Heap at run time could reduce code-size (of course, it depends on certain other factors e.g. program format etc.)</text:p>
      <text:p text:style-name="P3">Now consider the case when we need to store data in a linked list (because no. of nodes in linked list would be equal to actual data items stored i.e. no extra space like array) but we aren’t allowed to get this memory from Heap again and again for each node. This might look hypothetical situation to some folks but it’s not very uncommon requirement in embedded systems. Basically, in several embedded programs, allocating memory via malloc() etc. isn’t allowed due to multiple reasons. One obvious reason is performance i.e. allocating memory via malloc() is costly in terms of time complexity because your embedded program is required to be deterministic most of the times. Another reason could be module specific memory management i.e. it’s possible that each module in embedded system manages its own memory. In short, if we need to perform our own memory management, instead of relying on system provided APIs of malloc() and free(), we might choose the linked list which is simulated using array. I hope that you got some idea why we might need to simulate linked list using array. Now, let us first see how this can be done. Suppose, type of a node in linked list (i.e. underlying array) is declared as follows:</text:p>
      <text:p text:style-name="P3"/>
      <text:section text:style-name="Sect1" text:name="highlighter_27365">
        <table:table table:name="Table3" table:style-name="Table3">
          <table:table-column table:style-name="Table3.A"/>
          <table:table-row>
            <table:table-cell table:style-name="Table3.A1" office:value-type="string">
              <text:p text:style-name="Standard"><text:span text:style-name="Source_20_Text"><text:span text:style-name="T7">struct</text:span></text:span><text:span text:style-name="T7"> </text:span><text:span text:style-name="Source_20_Text"><text:span text:style-name="T7">sllNode</text:span></text:span></text:p>
              <text:p text:style-name="Standard"><text:span text:style-name="Source_20_Text"><text:span text:style-name="T7">{</text:span></text:span></text:p>
              <text:p text:style-name="Standard"><text:span text:style-name="Source_20_Text"><text:span text:style-name="T7">  int</text:span></text:span><text:span text:style-name="T7"> </text:span><text:span text:style-name="Source_20_Text"><text:span text:style-name="T7">dataInt;</text:span></text:span></text:p>
              <text:p text:style-name="P3"><text:soft-page-break/> </text:p>
              <text:p text:style-name="Standard"><text:span text:style-name="Source_20_Text"><text:span text:style-name="T7"> /*Here, note that nextIndex stores the location of next node in</text:span></text:span></text:p>
              <text:p text:style-name="Standard"><text:span text:style-name="Source_20_Text"><text:span text:style-name="T7">  linked list*/</text:span></text:span></text:p>
              <text:p text:style-name="Standard"><text:span text:style-name="Source_20_Text"><text:span text:style-name="T7">  int</text:span></text:span><text:span text:style-name="T7"> </text:span><text:span text:style-name="Source_20_Text"><text:span text:style-name="T7">nextIndex; </text:span></text:span></text:p>
              <text:p text:style-name="Standard"><text:span text:style-name="Source_20_Text"><text:span text:style-name="T7">};</text:span></text:span></text:p>
              <text:p text:style-name="P3"> </text:p>
              <text:p text:style-name="Standard"><text:span text:style-name="Source_20_Text"><text:span text:style-name="T7">struct</text:span></text:span><text:span text:style-name="T7"> </text:span><text:span text:style-name="Source_20_Text"><text:span text:style-name="T7">sllNode arrayLL[5];</text:span></text:span></text:p>
            </table:table-cell>
          </table:table-row>
        </table:table>
      </text:section>
      <text:p text:style-name="P3">If we initialize this linked list (which is actually an array), it would look as follows in memory:</text:p>
      <text:p text:style-name="P3">[(0),-1] <text:s text:c="3"/>[(0),-1] <text:s text:c="3"/>[(0),-1] <text:s text:c="2"/>[(0),-1] <text:s text:c="2"/>[(0),-1]</text:p>
      <text:p text:style-name="P3">0x500 <text:s text:c="7"/>0x508 <text:s text:c="6"/>0x510 <text:s text:c="5"/>0x518 <text:s text:c="5"/>0x520</text:p>
      <text:p text:style-name="P3">The important thing to notice is that all the nodes of the linked list are contiguous in memory (each one occupying 8 bytes) and nextIndex of each node is set to -1. This (i.e. -1) is done to denote that the each node of the linked list is empty as of now. This linked list is denoted by head index 0.</text:p>
      <text:p text:style-name="P3">Now, if this linked list is updated with four elements of data part 4, 3, 2 and 1 successively, it would look as follows in memory. This linked list can be viewed as 0x500 -&gt; 0x508 -&gt; 0x510 -&gt; 0x518.</text:p>
      <text:p text:style-name="P3">[(1),1] <text:s text:c="6"/>[(2),2] <text:s text:c="5"/>[(3),3] <text:s text:c="4"/>[(4),-2] <text:s text:c="4"/>[(0),-1]</text:p>
      <text:p text:style-name="P3"><text:s/>0x500 <text:s text:c="8"/>0x508 <text:s text:c="7"/>0x510 <text:s text:c="6"/>0x518 <text:s text:c="7"/>0x520</text:p>
      <text:p text:style-name="P3">The important thing to notice is nextIndex of last node (i.e. fourth node) is set to -2. This (i.e. -2) is done to denote the end of linked list. Also, head node of the linked list is index 0. This concept of simulating linked list using array would look more interesting if we delete say second node from the above linked list. In that case, the linked list will look as follows in memory:</text:p>
      <text:p text:style-name="P3">[(1),2] <text:s text:c="6"/>[(0),-1] <text:s text:c="5"/>[(3),3] <text:s text:c="4"/>[(4),-2] <text:s text:c="4"/>[(0),-1]</text:p>
      <text:p text:style-name="P3"><text:s/>0x500 <text:s text:c="8"/>0x508 <text:s text:c="8"/>0x510 <text:s text:c="6"/>0x518 <text:s text:c="7"/>0x520</text:p>
      <text:p text:style-name="P3">The resultant linked list is 0x500 -&gt; 0x510 -&gt; 0x518. Here, it should be noted that even though we have deleted second node from our linked list, the memory for this node is still there because underlying array is still there. But the nextIndex of first node now points to third node (for which index is 2).</text:p>
      <text:p text:style-name="P3">Hopefully, the above examples would have given some idea that for the simulated linked list, we need to write our own API similar to malloc() and free() which would basically be used to insert and delete a node. Now this is what’s called own memory management. Let us see how this can be done in algorithmic manner.</text:p>
      <text:p text:style-name="P3">There are multiple ways to do so. If we take the simplistic approach of creating linked list using array, we can use the following logic. For inserting a node, traverse the underlying array and find a node whose nextIndex is -1. It means that this node is empty. Use this node as a new node. Update the data part in this new node and set the nextIndex of this node to current head node (i.e. head index) of the linked list. Finally, make the index of this new node as head index of the linked list. To visualize it, let us take an example. Suppose the linked list is as follows where head Index is 0 i.e. linked list is 0x500 -&gt; 0x508 -&gt; 0x518 -&gt; 0x520</text:p>
      <text:p text:style-name="P3">[(1),1] <text:s text:c="6"/>[(2),3] <text:s text:c="5"/>[(0),-1] <text:s text:c="4"/>[(4),4] <text:s text:c="4"/>[(5),-2]</text:p>
      <text:p text:style-name="P3"><text:s/>0x500 <text:s text:c="8"/>0x508 <text:s text:c="7"/>0x510 <text:s text:c="7"/>0x518 <text:s text:c="6"/>0x520</text:p>
      <text:p text:style-name="P3">After inserting a new node with data 8, the linked list would look as follows with head index as 2.</text:p>
      <text:p text:style-name="P3">[(1),1] <text:s text:c="6"/>[(2),3] <text:s text:c="5"/>[(8),0] <text:s text:c="4"/>[(4),4] <text:s text:c="4"/>[(5),-2]</text:p>
      <text:p text:style-name="P3"><text:s/>0x500 <text:s text:c="8"/>0x508 <text:s text:c="7"/>0x510 <text:s text:c="6"/>0x518 <text:s text:c="6"/>0x520</text:p>
      <text:p text:style-name="P3">So the linked list nodes would be at addresses 0x510 -&gt; 0x500 -&gt; 0x508 -&gt; 0x518 -&gt; 0x520</text:p>
      <text:p text:style-name="P3">For deleting a node, we need to set the nextIndex of the node as -1 so that the node is marked as empty node. But, before doing so, we need to make sure that the nextIndex of the previous node is updated correctly to index of next node of this node to be deleted. We can see that we have done own memory management for creating a linked list out of the array memory. But, this is one way of inserting and deleting nodes in this linked list. It can be easily noticed that finding an empty node is not so efficient in terms of time complexity. Basically, we’re searching the complete array linearly to find an empty node.</text:p>
      <text:p text:style-name="P3">Let us see if we can optimize it further. Basically we can maintain a linked list of empty nodes as <text:soft-page-break/>well in the same array. In that case, the linked list would be denoted by two indexes – one index would be for linked list which has the actual data values i.e. nodes which have been inserted so far and other index would for linked list of empty nodes. By doing so, whenever, we need to insert a new node in existing linked list, we can quickly find an empty node. Let us take an example:</text:p>
      <text:p text:style-name="P3">[(4),2] <text:s text:c="3"/>[(0),3] <text:s text:c="3"/>[(5),5] <text:s text:c="3"/>[(0),-1] <text:s text:c="2"/>[(0),1] <text:s text:c="2"/>[(9),-1]</text:p>
      <text:p text:style-name="P3"><text:s/>0x500 <text:s text:c="5"/>0x508 <text:s text:c="5"/>0x510 <text:s text:c="5"/>0x518 <text:s text:c="5"/>0x520 <text:s text:c="5"/>0x528</text:p>
      <text:p text:style-name="P3">The above linked list which is represented using two indexes (0 and 5) has two linked lists: one for actual values and another for empty nodes. The linked list with actual values has nodes at address 0x500 -&gt; 0x510 -&gt; 0x528 while the linked list with empty nodes has nodes at addresses 0x520 -&gt; 0x508 -&gt; 0x518. It can be seen that finding an empty node (i.e. writing own API similar to malloc()) should be relatively faster now because we can quickly find a free node. In real world embedded programs, a fixed chunk of memory (normally called memory pool) is allocated using malloc() only once by a module. And then the management of this memory pool (which is basically an array) is done by that module itself using techniques mentioned earlier. Sometimes, there are multiple memory pools each one having different size of node. Of course, there are several other aspects of own memory management but we’ll leave it here itself. But it’s worth mentioning that there are several methods by which the insertion (which requires our own memory allocation) and deletion (which requires our own memory freeing) can be improved further.</text:p>
      <text:p text:style-name="P3">If we look carefully, it can be noticed that the Heap section of memory is basically a big array of bytes which is being managed by the underlying operating system (OS). And OS is providing this memory management service to programmers via malloc(), free() etc. Aha !!</text:p>
      <text:p text:style-name="P3"/>
      <text:p text:style-name="P3">The important take-aways from this article can be summed as follows:</text:p>
      <text:p text:style-name="P3">A) Array means contiguous memory. It can exist in any memory section be it Data or Stack or Heap.<text:line-break/>B) Linked List means non-contiguous linked memory. It can exist in any memory section be it Heap or Data or Stack.<text:line-break/>C) As a programmer, looking at a data structure from memory perspective could provide us better insight in choosing a particular data structure or even designing a new data structure. For example, we might create an array of linked lists etc.</text:p>
      <text:p text:style-name="P3"/>
      <text:p text:style-name="P7">Find Length of a Linked List (Iterative and Recursive)</text:p>
      <text:p text:style-name="P18">Write a C function to count number of nodes in a given singly linked list.</text:p>
      <text:p text:style-name="P10"><draw:a xlink:type="simple" xlink:href="http://quiz.geeksforgeeks.org/wp-content/uploads/2015/03/Linkedlist_find_length.png"><draw:frame draw:style-name="fr1" draw:name="graphics6" text:anchor-type="as-char" svg:width="6.6382in" svg:height="1.9374in" draw:z-index="5"><draw:image xlink:href="http://quiz.geeksforgeeks.org/wp-content/uploads/2015/03/Linkedlist_find_length.png" xlink:type="simple" xlink:show="embed" xlink:actuate="onLoad"/><svg:title>linkedlist_find_length</svg:title></draw:frame></draw:a></text:p>
      <text:p text:style-name="Standard"><text:bookmark text:name="more-16162"/></text:p>
      <text:p text:style-name="Standard"><text:span text:style-name="Strong_20_Emphasis">Iterative Solution</text:span></text:p>
      <text:p text:style-name="Standard">1) Initialize count as 0 </text:p>
      <text:p text:style-name="Standard">2) Initialize a node pointer, current = head.</text:p>
      <text:p text:style-name="Standard">3) Do following while current is not NULL</text:p>
      <text:p text:style-name="Standard"><text:s text:c="5"/>a) current = current -&gt; next</text:p>
      <text:p text:style-name="Standard"><text:soft-page-break/><text:s text:c="5"/>b) count++;</text:p>
      <text:p text:style-name="Standard">4) Return count </text:p>
      <text:p text:style-name="Standard">public int getListCount() {</text:p>
      <text:p text:style-name="Standard"><text:tab/><text:tab/>if (null == head) {</text:p>
      <text:p text:style-name="Standard"><text:tab/><text:tab/><text:tab/>return 0;</text:p>
      <text:p text:style-name="Standard"><text:tab/><text:tab/>}</text:p>
      <text:p text:style-name="Standard"><text:tab/><text:tab/>int count = 0;</text:p>
      <text:p text:style-name="Standard"><text:tab/><text:tab/>Node node = head;</text:p>
      <text:p text:style-name="Standard"><text:tab/><text:tab/>while (node != null) {</text:p>
      <text:p text:style-name="Standard"><text:tab/><text:tab/><text:tab/>node = node.next;</text:p>
      <text:p text:style-name="Standard"><text:tab/><text:tab/><text:tab/>count++;</text:p>
      <text:p text:style-name="Standard"><text:tab/><text:tab/>}</text:p>
      <text:p text:style-name="Standard"><text:tab/><text:tab/>return count;</text:p>
      <text:p text:style-name="Standard">}</text:p>
      <text:p text:style-name="Standard"><text:line-break/><text:span text:style-name="Strong_20_Emphasis">Recursive Solution</text:span></text:p>
      <text:p text:style-name="Standard"><text:span text:style-name="Strong_20_Emphasis"><text:span text:style-name="T14">int getCount(head)</text:span></text:span></text:p>
      <text:p text:style-name="Standard">1) If head is NULL, return 0.</text:p>
      <text:p text:style-name="Standard">2) Else return 1 + getCount(head-&gt;next) </text:p>
      <text:p text:style-name="Standard"/>
      <text:p text:style-name="Standard">public int getListCountRecursive(Node node) {</text:p>
      <text:p text:style-name="Standard"><text:tab/><text:tab/>if (null == head) {</text:p>
      <text:p text:style-name="Standard"><text:tab/><text:tab/><text:tab/>return 0;</text:p>
      <text:p text:style-name="Standard"><text:tab/><text:tab/>}</text:p>
      <text:p text:style-name="Standard"><text:tab/><text:tab/>if (null != node) {</text:p>
      <text:p text:style-name="Standard"><text:tab/><text:tab/><text:tab/>return 1 + getListCountRecursive(node.next);</text:p>
      <text:p text:style-name="Standard"><text:tab/><text:tab/>}</text:p>
      <text:p text:style-name="Standard"><text:tab/><text:tab/>return 0;</text:p>
      <text:p text:style-name="Standard">}</text:p>
      <text:p text:style-name="Standard"/>
      <text:p text:style-name="P4">How to write functions that modify head pointer of a Linked List?</text:p>
      <text:p text:style-name="P3">Consider simple representation (without any dummy node) of Linked List. Functions that operate on such Linked lists can be divided in two categories:<text:bookmark text:name="more-15678"/></text:p>
      <text:p text:style-name="Standard"><text:span text:style-name="Strong_20_Emphasis"><text:span text:style-name="T7">1) Functions that do not modify the head pointer: </text:span></text:span><text:span text:style-name="T7">Examples of such functions include, printing a linked list, updating data members of nodes like adding given a value to all nodes, or some other operation which access/update data of nodes<text:line-break/>It is generally easy to decide prototype of functions of this category. We can always pass head pointer as an argument and traverse/update the list. For example, the following function that adds x to data members of all nodes.</text:span></text:p>
      <text:p text:style-name="Standard"><text:span text:style-name="Source_20_Text"><text:span text:style-name="T7"/></text:span></text:p>
      <text:p text:style-name="Standard"><text:span text:style-name="Source_20_Text"><text:span text:style-name="T7">void</text:span></text:span><text:span text:style-name="T7"> </text:span><text:span text:style-name="Source_20_Text"><text:span text:style-name="T7">addXtoList(Node node, int</text:span></text:span><text:span text:style-name="T7"> </text:span><text:span text:style-name="Source_20_Text"><text:span text:style-name="T7">x)</text:span></text:span></text:p>
      <text:p text:style-name="Standard"><text:span text:style-name="Source_20_Text"><text:span text:style-name="T7">{</text:span></text:span></text:p>
      <text:p text:style-name="Standard"><text:span text:style-name="Source_20_Text"><text:span text:style-name="T7">    while(node != NULL)</text:span></text:span></text:p>
      <text:p text:style-name="Standard"><text:span text:style-name="Source_20_Text"><text:span text:style-name="T7">    {</text:span></text:span></text:p>
      <text:p text:style-name="Standard"><text:span text:style-name="Source_20_Text"><text:span text:style-name="T7">        node.data = node.data + x;</text:span></text:span></text:p>
      <text:p text:style-name="Standard"><text:span text:style-name="Source_20_Text"><text:span text:style-name="T7">        node = node.next;</text:span></text:span></text:p>
      <text:p text:style-name="Standard"><text:span text:style-name="Source_20_Text"><text:span text:style-name="T7">    }</text:span></text:span></text:p>
      <text:p text:style-name="Standard"><text:span text:style-name="Source_20_Text"><text:span text:style-name="T7">}    </text:span></text:span></text:p>
      <text:p text:style-name="Standard"><text:span text:style-name="Source_20_Text"><text:span text:style-name="T7"/></text:span></text:p>
      <text:p text:style-name="Standard"><text:span text:style-name="Strong_20_Emphasis"><text:span text:style-name="T7">2) Functions that modify the head pointer: </text:span></text:span><text:span text:style-name="T7">Examples include, inserting a node at the beginning (head pointer is always modified in this function), inserting a node at the end (head pointer is modified only when the first node is being inserted), deleting a given node (head pointer is modified </text:span><text:soft-page-break/><text:span text:style-name="T7">when the deleted node is first node). There may be different ways to update the head pointer in these functions. Let us discuss these ways using following simple problem:</text:span></text:p>
      <text:p text:style-name="Standard"><text:span text:style-name="Emphasis"><text:span text:style-name="T7">“Given a linked list, write a function deleteFirst() that deletes the first node of a given linked list. For example, if the list is 1-&gt;2-&gt;3-&gt;4, then it should be modified to 2-&gt;3-&gt;4”</text:span></text:span></text:p>
      <text:p text:style-name="P3">Algorithm to solve the problem is a simple 3 step process: (a) Store the head pointer (b) change the head pointer to point to next node (c) delete the previous head node.<text:line-break/>Following are different ways to update head pointer in deleteFirst() so that the list is updated everywhere.</text:p>
      <text:p text:style-name="Standard"><text:span text:style-name="T7"><text:line-break/><text:line-break/></text:span><text:span text:style-name="Emphasis"><text:span text:style-name="Strong_20_Emphasis"><text:span text:style-name="T7">2.1)</text:span></text:span></text:span><text:span text:style-name="Emphasis"><text:span text:style-name="T16"> Make head pointer global: </text:span></text:span><text:span text:style-name="T7">We can make the head pointer global so that it can be accessed and updated in our function. Following is C code that uses global head pointer.</text:span></text:p>
      <text:p text:style-name="Standard"><text:span text:style-name="T7"/></text:p>
      <text:p text:style-name="Standard"><text:span text:style-name="Source_20_Text"><text:span text:style-name="T7">// global head pointer </text:span></text:span></text:p>
      <text:p text:style-name="Standard"><text:span text:style-name="Source_20_Text"><text:span text:style-name="T7">Node head = NULL;</text:span></text:span></text:p>
      <text:p text:style-name="P3"/>
      <text:p text:style-name="Standard"><text:span text:style-name="Source_20_Text"><text:span text:style-name="T7">private void deleteFirst() {</text:span></text:span></text:p>
      <text:p text:style-name="P3"><text:tab/><text:tab/>if (null == head) {</text:p>
      <text:p text:style-name="P3"><text:tab/><text:tab/><text:tab/>System.out.print("List is empty");</text:p>
      <text:p text:style-name="P3"><text:tab/><text:tab/>}</text:p>
      <text:p text:style-name="P3"><text:tab/><text:tab/>Node node = head.next;</text:p>
      <text:p text:style-name="P3"><text:tab/><text:tab/>head = node;</text:p>
      <text:p text:style-name="P3">}</text:p>
      <text:p text:style-name="P3"/>
      <text:p text:style-name="P3">This is not a recommended way as it has many problems like following:<text:line-break/>a) head is globally accessible, so it can be modified anywhere in your project and may lead to unpredictable results.<text:line-break/>b) If there are multiple linked lists, then multiple global head pointers with different names are needed.</text:p>
      <text:p text:style-name="Standard"><text:span text:style-name="T7"><text:line-break/></text:span><text:span text:style-name="Emphasis"><text:span text:style-name="Strong_20_Emphasis"><text:span text:style-name="T7">2.2)</text:span></text:span></text:span><text:span text:style-name="Emphasis"><text:span text:style-name="T7"> </text:span></text:span><text:span text:style-name="Emphasis"><text:span text:style-name="T16">Return head pointer:</text:span></text:span><text:span text:style-name="T7"> We can write deleteFirst() in such a way that it returns the modified head pointer. Whoever is using this function, have to use the returned value to update the head node.</text:span></text:p>
      <text:p text:style-name="Standard"><text:span text:style-name="T7"/></text:p>
      <text:p text:style-name="Standard"><text:span text:style-name="Source_20_Text"><text:span text:style-name="T7">private</text:span></text:span><text:span text:style-name="Source_20_Text"><text:span text:style-name="T7"> Node deleteFirst(Node head) {</text:span></text:span></text:p>
      <text:p text:style-name="P3"><text:tab/><text:tab/>if (null == head) {</text:p>
      <text:p text:style-name="P3"><text:tab/><text:tab/><text:tab/>System.out.print("List is empty");</text:p>
      <text:p text:style-name="P3"><text:tab/><text:tab/>}</text:p>
      <text:p text:style-name="P3"><text:tab/><text:tab/>Node node = head.next;</text:p>
      <text:p text:style-name="P3"><text:tab/><text:tab/>return node;</text:p>
      <text:p text:style-name="P3">}</text:p>
      <text:p text:style-name="Standard"><text:span text:style-name="Source_20_Text"><text:span text:style-name="T7"/></text:span></text:p>
      <text:p text:style-name="Standard"><text:span text:style-name="T7">This approach is much better than the previous 1. There is only one issue with this, if user misses to assign the returned value to head, then things become messy. C/C++ compilers allows to call a function without assigning the returned value.</text:span></text:p>
      <text:section text:style-name="Sect1" text:name="highlighter_886643">
        <table:table table:name="Table7" table:style-name="Table7">
          <table:table-column table:style-name="Table7.A"/>
          <table:table-row>
            <table:table-cell table:style-name="Table7.A1" office:value-type="string">
              <text:p text:style-name="Standard"><text:span text:style-name="Source_20_Text"><text:span text:style-name="T7">head = deleteFirst(head);  // proper use of deleteFirst()</text:span></text:span></text:p>
              <text:p text:style-name="Standard"><text:span text:style-name="Source_20_Text"><text:span text:style-name="T7">deleteFirst(head);  // improper use of deleteFirst(), allowed by compiler</text:span></text:span></text:p>
            </table:table-cell>
          </table:table-row>
        </table:table>
      </text:section>
      <text:p text:style-name="Standard"><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Bitstream Vera Sans Mono', 'Courier New', Courier, monospace"/>
    <style:font-face style:name="Consolas1" svg:font-family="Consolas, Monaco, 'Lucida Console', monospace"/>
    <style:font-face style:name="Monaco" svg:font-family="Monaco, Consolas, 'Bitstream Vera Sans Mono', 'Courier New', Courier, monospace"/>
    <style:font-face style:name="Open Sans" svg:font-family="'Open Sans', Helvetica, Arial, Verdana, sans-serif"/>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TakaoPGothic" style:font-size-asian="18pt" style:font-weight-asian="bold" style:font-name-complex="DejaVu 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4M21S</meta:editing-duration>
    <meta:editing-cycles>83</meta:editing-cycles>
    <meta:generator>LibreOffice/3.5$Linux_x86 LibreOffice_project/350m1$Build-2</meta:generator>
    <dc:date>2016-12-19T21:14:57</dc:date>
    <dc:creator>Shailendra </dc:creator>
    <meta:document-statistic meta:table-count="4" meta:image-count="6" meta:object-count="0" meta:page-count="10" meta:paragraph-count="224" meta:word-count="3973" meta:character-count="23166" meta:non-whitespace-character-count="18811"/>
    <meta:user-defined meta:name="Info 1"/>
    <meta:user-defined meta:name="Info 2"/>
    <meta:user-defined meta:name="Info 3"/>
    <meta:user-defined meta:name="Info 4"/>
  </office:meta>
</office:document-meta>
</file>